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fddd" officeooo:paragraph-rsid="0012fddd"/>
    </style:style>
    <style:style style:name="P2" style:family="paragraph" style:parent-style-name="Standard">
      <style:text-properties officeooo:rsid="0013a8fe" officeooo:paragraph-rsid="0013a8fe"/>
    </style:style>
    <style:style style:name="P3" style:family="paragraph" style:parent-style-name="Standard">
      <style:text-properties officeooo:rsid="00158090" officeooo:paragraph-rsid="00158090"/>
    </style:style>
    <style:style style:name="T1" style:family="text">
      <style:text-properties officeooo:rsid="0013a8fe"/>
    </style:style>
    <style:style style:name="T2" style:family="text">
      <style:text-properties officeooo:rsid="00158090"/>
    </style:style>
    <style:style style:name="T3" style:family="text">
      <style:text-properties officeooo:rsid="00166c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docker stop containername/containerId <text:s/>&amp;&amp; docker run containername/containerId</text:p>
      <text:p text:style-name="P1"><text:s/></text:p>
      <text:p text:style-name="P1">2 docker build -t myimage . (or) docker commit <text:s/>git-container <text:s/>newImage</text:p>
      <text:p text:style-name="P1"/>
      <text:p text:style-name="P1">3 docker <text:span text:style-name="T1">container ls</text:span></text:p>
      <text:p text:style-name="P2"/>
      <text:p text:style-name="P2">4 docker run -it -d –name mycon ubuntu bash</text:p>
      <text:p text:style-name="P2"/>
      <text:p text:style-name="P2">5 docker hub</text:p>
      <text:p text:style-name="P2"/>
      <text:p text:style-name="P2">6 <text:span text:style-name="T3">dockerfile </text:span></text:p>
      <text:p text:style-name="P2"/>
      <text:p text:style-name="P2">7 <text:span text:style-name="T3">true</text:span></text:p>
      <text:p text:style-name="P2"/>
      <text:p text:style-name="P2">8 docker <text:span text:style-name="T2">prune</text:span></text:p>
      <text:p text:style-name="P2"/>
      <text:p text:style-name="P3">9 <text:span text:style-name="T1">docker run -it -d –name mycon ubuntu bash</text:span></text:p>
      <text:p text:style-name="P2"/>
      <text:p text:style-name="P3">10 docker files is text based document contain all the command which used to execute </text:p>
      <text:p text:style-name="P3"><text:s/>different <text:span text:style-name="T3">type</text:span> of tasks at one instance. </text:p>
      <text:p text:style-name="P3"/>
      <text:p text:style-name="P3">11 FROM </text:p>
      <text:p text:style-name="P3"><text:s text:c="4"/>RUN</text:p>
      <text:p text:style-name="P3"><text:s text:c="4"/>CMD</text:p>
      <text:p text:style-name="P3"><text:s text:c="4"/>ENTRYPOINT</text:p>
      <text:p text:style-name="P3"/>
      <text:p text:style-name="P3">12 DOCKER LIFE CYCLE:</text:p>
      <text:p text:style-name="P3"><text:s text:c="18"/>docker is a tool it make easier to create , deploy and run application by using container.</text:p>
      <text:p text:style-name="P3"><text:s text:c="18"/><text:span text:style-name="T3">It mostly involve in three stages</text:span></text:p>
      <text:p text:style-name="P3"/>
      <text:p text:style-name="P3"><text:s text:c="12"/><text:span text:style-name="T3">developing <text:s/>,shipping and <text:s text:c="2"/>deploying the application in port.</text:span></text:p>
      <text:p text:style-name="P3"><text:s text:c="1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15:40:11.834000000</meta:creation-date>
    <dc:date>2021-12-10T17:22:15.283000000</dc:date>
    <meta:editing-duration>PT1H12S</meta:editing-duration>
    <meta:editing-cycles>1</meta:editing-cycles>
    <meta:document-statistic meta:table-count="0" meta:image-count="0" meta:object-count="0" meta:page-count="1" meta:paragraph-count="21" meta:word-count="113" meta:character-count="739" meta:non-whitespace-character-count="555"/>
    <meta:generator>LibreOffice/7.1.7.2$Windows_X86_64 LibreOffice_project/c6a4e3954236145e2acb0b65f68614365aeee33f</meta:generator>
  </office:meta>
</office:document-meta>
</file>